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36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color="#ffffff" fo:font-size="18pt"/>
    </style:style>
    <style:style style:name="P2" style:family="paragraph">
      <style:text-properties fo:color="#ffffff" fo:font-size="18pt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  <style:text-properties fo:color="#ffffff"/>
    </style:style>
    <style:style style:name="P6" style:family="paragraph">
      <style:text-properties fo:color="#ffffff"/>
    </style:style>
    <style:style style:name="P7" style:family="paragraph">
      <loext:graphic-properties draw:fill="none" draw:fill-color="#ffffff"/>
      <style:paragraph-properties fo:text-align="start"/>
      <style:text-properties fo:color="#ffffff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  <style:text-properties fo:color="#ffffff" style:font-name="Segoe UI Semibold1"/>
    </style:style>
    <style:style style:name="P10" style:family="paragraph">
      <style:text-properties fo:color="#ffffff" style:font-name="Segoe UI Semibold1"/>
    </style:style>
    <style:style style:name="P11" style:family="paragraph">
      <loext:graphic-properties draw:fill="none" draw:fill-color="#ffffff"/>
      <style:paragraph-properties fo:text-align="start"/>
      <style:text-properties fo:color="#ffffff" style:font-name="Segoe UI Semibold1"/>
    </style:style>
    <style:style style:name="P12" style:family="paragraph">
      <style:paragraph-properties fo:text-align="start"/>
      <style:text-properties fo:color="#ffffff" fo:font-size="18pt"/>
    </style:style>
    <style:style style:name="P13" style:family="paragraph">
      <loext:graphic-properties draw:fill="none" draw:fill-color="#ffffff"/>
      <style:paragraph-properties fo:text-align="start"/>
      <style:text-properties fo:color="#ffffff" fo:font-size="18pt"/>
    </style:style>
    <style:style style:name="P14" style:family="paragraph">
      <style:paragraph-properties fo:text-align="start"/>
      <style:text-properties fo:color="#ffffff" style:font-name="Segoe UI Semibold" fo:font-size="36pt" style:font-size-asian="36pt" style:font-size-complex="36pt"/>
    </style:style>
    <style:style style:name="P15" style:family="paragraph">
      <style:text-properties fo:color="#ffffff" style:font-name="Segoe UI Semibold" fo:font-size="36pt" style:font-size-asian="36pt" style:font-size-complex="36pt"/>
    </style:style>
    <style:style style:name="P16" style:family="paragraph">
      <loext:graphic-properties draw:fill="none" draw:fill-color="#ffffff"/>
      <style:paragraph-properties fo:text-align="start"/>
      <style:text-properties fo:color="#ffffff" style:font-name="Segoe UI Semibold" fo:font-size="36pt" style:font-size-asian="36pt" style:font-size-complex="36pt"/>
    </style:style>
    <style:style style:name="T1" style:family="text">
      <style:text-properties fo:color="#ffffff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ffffff" style:text-position="super 58%" style:font-name="Segoe UI Semibold" fo:font-size="36pt" style:font-size-asian="36pt" style:font-size-complex="36pt"/>
    </style:style>
    <style:style style:name="T3" style:family="text">
      <style:text-properties fo:color="#ffffff" style:font-name="Segoe UI Semibold" fo:font-size="36pt" style:font-size-asian="36pt" style:font-size-complex="36pt"/>
    </style:style>
    <style:style style:name="T4" style:family="text">
      <style:text-properties fo:color="#ffffff" style:font-name="Segoe UI Semibold"/>
    </style:style>
    <style:style style:name="T5" style:family="text">
      <style:text-properties fo:color="#ffffff" style:text-position="super 58%" style:font-name="Segoe UI Semibold1" fo:font-size="36pt" style:font-size-asian="36pt" style:font-size-complex="36pt"/>
    </style:style>
    <style:style style:name="T6" style:family="text">
      <style:text-properties fo:color="#ffffff" style:font-name="Segoe UI Semibold1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5.4cm" svg:height="6.858cm" svg:x="1.27cm" svg:y="1.016cm">
          <draw:text-box>
            <text:p text:style-name="P1"><text:span text:style-name="T1">PSALM 22</text:span></text:p>
            <text:p text:style-name="P2"><text:span text:style-name="T2">1</text:span><text:span text:style-name="T3">My God, my God, why have you forsaken me? Why are you so far from saving me, from the words of my groaning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7" draw:layer="layout" svg:width="24.638cm" svg:height="5.334cm" svg:x="1.778cm" svg:y="1.016cm">
          <draw:text-box>
            <text:p text:style-name="P5"><text:span text:style-name="T2">2</text:span><text:span text:style-name="T3">O my God, I cry by day, but you do not answer, and by night, but I find no rest. </text:span></text:p>
            <text:p text:style-name="P6"><text:span text:style-name="T4"><text:s/>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11" draw:layer="layout" svg:width="25.4cm" svg:height="7.874cm" svg:x="1.27cm" svg:y="1.016cm">
          <draw:text-box>
            <text:p text:style-name="P9"><text:span text:style-name="T5">3</text:span><text:span text:style-name="T6">Yet you are holy, enthroned on the praises of Israel.</text:span></text:p>
            <text:p text:style-name="P10"><text:span text:style-name="T5">4</text:span><text:span text:style-name="T6">In you our fathers trusted; they trusted, and you delivered them.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5" draw:text-style-name="P7" draw:layer="layout" svg:width="25.4cm" svg:height="7.112cm" svg:x="1.27cm" svg:y="0.762cm">
          <draw:text-box>
            <text:p text:style-name="P5"><text:span text:style-name="T2">5</text:span><text:span text:style-name="T3">To you they cried and were rescued; in you they trusted and were not put to shame.</text:span></text:p>
            <text:p text:style-name="P6"><text:span text:style-name="T2">6</text:span><text:span text:style-name="T3">But I am a worm and not a man, scorned by mankind and despised by the people.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6" draw:text-style-name="P7" draw:layer="layout" svg:width="25.4cm" svg:height="7.618cm" svg:x="1.27cm" svg:y="1.018cm">
          <draw:text-box>
            <text:p text:style-name="P5"><text:span text:style-name="T2">7</text:span><text:span text:style-name="T3">All who see me mock me; they make mouths at me; they wag their heads;</text:span></text:p>
            <text:p text:style-name="P6"><text:span text:style-name="T2">8</text:span><text:span text:style-name="T3">“He trusts in the Lord; let him deliver him;</text:span></text:p>
            <text:p text:style-name="P6"><text:span text:style-name="T3">let him rescue him, for he delights in him!”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7" draw:text-style-name="P7" draw:layer="layout" svg:width="25.654cm" svg:height="9.144cm" svg:x="1.27cm" svg:y="1.016cm">
          <draw:text-box>
            <text:p text:style-name="P5"><text:span text:style-name="T2">9</text:span><text:span text:style-name="T3">Yet you are he who took me from the womb; you made me trust you at my mother's breasts.</text:span></text:p>
            <text:p text:style-name="P6"><text:span text:style-name="T2">10</text:span><text:span text:style-name="T3">On you was I cast from my birth, and from my mother's womb you have been my God.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8" draw:text-style-name="P13" draw:layer="layout" svg:width="25.146cm" svg:height="7.62cm" svg:x="1.524cm" svg:y="1.016cm">
          <draw:text-box>
            <text:p text:style-name="P12"><text:span text:style-name="T2">11</text:span><text:span text:style-name="T3">Be not far from me, for trouble is near,</text:span></text:p>
            <text:p text:style-name="P2"><text:span text:style-name="T3">and there is none to help.</text:span></text:p>
            <text:p text:style-name="P2"><text:span text:style-name="T2">12</text:span><text:span text:style-name="T3">Many bulls encompass me;</text:span></text:p>
            <text:p text:style-name="P2"><text:span text:style-name="T3">strong bulls of Bashan surround me; 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9" draw:text-style-name="P7" draw:layer="layout" svg:width="25.4cm" svg:height="3.807cm" svg:x="1.248cm" svg:y="1.019cm">
          <draw:text-box>
            <text:p text:style-name="P5"><text:span text:style-name="T2">13</text:span><text:span text:style-name="T3">they open wide their mouths at me,</text:span></text:p>
            <text:p text:style-name="P6"><text:span text:style-name="T3">like a ravening and roaring lion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0" draw:text-style-name="P7" draw:layer="layout" svg:width="25.4cm" svg:height="7.617cm" svg:x="1.248cm" svg:y="1.019cm">
          <draw:text-box>
            <text:p text:style-name="P5"><text:span text:style-name="T2">14</text:span><text:span text:style-name="T3"> I am poured out like water,</text:span></text:p>
            <text:p text:style-name="P6"><text:span text:style-name="T3">and all my bones are out of joint;</text:span></text:p>
            <text:p text:style-name="P6"><text:span text:style-name="T3">my heart is like wax;</text:span></text:p>
            <text:p text:style-name="P6"><text:span text:style-name="T3">it is melted within my breast; 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1" draw:text-style-name="P7" draw:layer="layout" svg:width="25.4cm" svg:height="5.865cm" svg:x="1.293cm" svg:y="0.993cm">
          <draw:text-box>
            <text:p text:style-name="P5"><text:span text:style-name="T5">15</text:span><text:span text:style-name="T6">my strength is dried up like a potsherd,</text:span></text:p>
            <text:p text:style-name="P6"><text:span text:style-name="T6">and my tongue sticks to my jaws;</text:span></text:p>
            <text:p text:style-name="P6"><text:span text:style-name="T6">you lay me in the dust of death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2" draw:text-style-name="P7" draw:layer="layout" svg:width="25.4cm" svg:height="5.842cm" svg:x="1.27cm" svg:y="1.016cm">
          <draw:text-box>
            <text:p text:style-name="P5"><text:span text:style-name="T5">16</text:span><text:span text:style-name="T6">For dogs encompass me;</text:span></text:p>
            <text:p text:style-name="P6"><text:span text:style-name="T6">a company of evildoers encircles me;</text:span></text:p>
            <text:p text:style-name="P6"><text:span text:style-name="T6">they have pierced my hands and feet—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3" draw:text-style-name="P13" draw:layer="layout" svg:width="25.4cm" svg:height="7.366cm" svg:x="1.293cm" svg:y="0.905cm">
          <draw:text-box>
            <text:p text:style-name="P12"><text:span text:style-name="T5">17</text:span><text:span text:style-name="T6">I can count all my bones—</text:span></text:p>
            <text:p text:style-name="P2"><text:span text:style-name="T6">they stare and gloat over me;</text:span></text:p>
            <text:p text:style-name="P2"><text:span text:style-name="T5">18</text:span><text:span text:style-name="T6">they divide my garments among them,</text:span></text:p>
            <text:p text:style-name="P2"><text:span text:style-name="T6">and for my clothing they cast lots. 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4" draw:text-style-name="P7" draw:layer="layout" svg:width="25.4cm" svg:height="8.89cm" svg:x="1.27cm" svg:y="0.97cm">
          <draw:text-box>
            <text:p text:style-name="P5"><text:span text:style-name="T5">19</text:span><text:span text:style-name="T6">But you, O Lord, do not be far off!</text:span></text:p>
            <text:p text:style-name="P6"><text:span text:style-name="T6">O you my help, come quickly to my aid!</text:span></text:p>
            <text:p text:style-name="P6"><text:span text:style-name="T5">20</text:span><text:span text:style-name="T6">Deliver my soul from the sword,</text:span></text:p>
            <text:p text:style-name="P6"><text:span text:style-name="T6">my precious life from the power of the dog!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5" draw:text-style-name="P13" draw:layer="layout" svg:width="25.4cm" svg:height="5.588cm" svg:x="1.27cm" svg:y="1.016cm">
          <draw:text-box>
            <text:p text:style-name="P12"><text:span text:style-name="T5">21</text:span><text:span text:style-name="T6">Save me from the mouth of the lion!</text:span></text:p>
            <text:p text:style-name="P2"><text:span text:style-name="T6">You have rescued me from the horns of the wild oxen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5" draw:text-style-name="P13" draw:layer="layout" svg:width="25.4cm" svg:height="5.588cm" svg:x="1.27cm" svg:y="1.016cm">
          <draw:text-box>
            <text:p text:style-name="P12"><text:span text:style-name="T5">22</text:span><text:span text:style-name="T6">I will tell of your name to my brothers;</text:span></text:p>
            <text:p text:style-name="P2"><text:span text:style-name="T6">in the midst of the congregation I will praise you: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7" draw:layer="layout" svg:width="25.4cm" svg:height="7.011cm" svg:x="1.27cm" svg:y="1.016cm">
          <draw:text-box>
            <text:p text:style-name="P5"><text:span text:style-name="T2">23</text:span><text:span text:style-name="T3">You who fear the Lord, praise him! </text:span></text:p>
            <text:p text:style-name="P5"><text:span text:style-name="T3">All you offspring of Jacob, glorify him,</text:span></text:p>
            <text:p text:style-name="P6"><text:span text:style-name="T3">and stand in awe of him, all you offspring of Israel!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5" draw:text-style-name="P7" draw:layer="layout" svg:width="25.4cm" svg:height="7.112cm" svg:x="1.27cm" svg:y="0.762cm">
          <draw:text-box>
            <text:p text:style-name="P5"><text:span text:style-name="T2">24</text:span><text:span text:style-name="T3">For he has not despised or abhorred</text:span></text:p>
            <text:p text:style-name="P6"><text:span text:style-name="T3">the affliction of the afflicted,</text:span></text:p>
            <text:p text:style-name="P6"><text:span text:style-name="T3">and he has not hidden his face from him,</text:span></text:p>
            <text:p text:style-name="P6"><text:span text:style-name="T3">but has heard, when he cried to him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2" draw:text-style-name="P7" draw:layer="layout" svg:width="25.4cm" svg:height="5.842cm" svg:x="1.27cm" svg:y="1.016cm">
          <draw:text-box>
            <text:p text:style-name="P5"><text:span text:style-name="T2">25</text:span><text:span text:style-name="T3">From you comes my praise in the great congregation; my vows I will perform before those who fear him.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6" draw:text-style-name="P7" draw:layer="layout" svg:width="25.4cm" svg:height="6.096cm" svg:x="1.27cm" svg:y="1.016cm">
          <draw:text-box>
            <text:p text:style-name="P5"><text:span text:style-name="T2">26</text:span><text:span text:style-name="T3">The afflicted shall eat and be satisfied;</text:span></text:p>
            <text:p text:style-name="P6"><text:span text:style-name="T3">those who seek him shall praise the Lord!</text:span></text:p>
            <text:p text:style-name="P6"><text:span text:style-name="T3">May your hearts live forever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3" draw:text-style-name="P7" draw:layer="layout" svg:width="25.4cm" svg:height="7.366cm" svg:x="1.27cm" svg:y="1.016cm">
          <draw:text-box>
            <text:p text:style-name="P5"><text:span text:style-name="T2">27</text:span><text:span text:style-name="T3">All the ends of the earth</text:span></text:p>
            <text:p text:style-name="P5"><text:span text:style-name="T3">shall remember and turn to the Lord, </text:span></text:p>
            <text:p text:style-name="P6"><text:span text:style-name="T3">and all the families of the nations</text:span></text:p>
            <text:p text:style-name="P6"><text:span text:style-name="T3">shall worship before you.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7" draw:text-style-name="P7" draw:layer="layout" svg:width="25.4cm" svg:height="3.81cm" svg:x="1.27cm" svg:y="1.016cm">
          <draw:text-box>
            <text:p text:style-name="P5"><text:span text:style-name="T2">28</text:span><text:span text:style-name="T3">For kingship belongs to the Lord,</text:span></text:p>
            <text:p text:style-name="P6"><text:span text:style-name="T3">and he rules over the nation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3" draw:text-style-name="P13" draw:layer="layout" svg:width="25.4cm" svg:height="7.366cm" svg:x="1.27cm" svg:y="1.016cm">
          <draw:text-box>
            <text:p text:style-name="P12"><text:span text:style-name="T2">29</text:span><text:span text:style-name="T3">All the prosperous of the earth eat and <text:s text:c="5"/>worship; before him shall bow all who go down to the dust, even the one who could not keep himself alive.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8" draw:text-style-name="P16" draw:layer="layout" svg:width="25.4cm" svg:height="8.701cm" svg:x="1.27cm" svg:y="1.016cm">
          <draw:text-box>
            <text:p text:style-name="P14"><text:span text:style-name="T2">30</text:span><text:span text:style-name="T3">Posterity shall serve him; it shall be told of the Lord to the coming generation;</text:span></text:p>
            <text:p text:style-name="P15"><text:span text:style-name="T2">31</text:span><text:span text:style-name="T3">they shall come and proclaim his righteousness to a people yet unborn,</text:span></text:p>
            <text:p text:style-name="P15"><text:span text:style-name="T3">that he has done it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7T13:31:33.637000000</meta:creation-date>
    <dc:title>AshWed_GoodFri</dc:title>
    <meta:editing-duration>PT10M48S</meta:editing-duration>
    <meta:editing-cycles>3</meta:editing-cycles>
    <meta:generator>LibreOffice/6.1.5.2$Windows_X86_64 LibreOffice_project/90f8dcf33c87b3705e78202e3df5142b201bd805</meta:generator>
    <dc:date>2019-04-17T14:35:16.055000000</dc:date>
    <meta:document-statistic meta:object-count="90"/>
  </office:meta>
</office:document-meta>
</file>